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Retro</text:p>
      <text:p text:style-name="Standard">Alle Aufgaben konnten erfolgreich abgeschlossen werden. Die Gruppe hat es nach langer Arbeit geschafft den Imperial March abzuspielen um dem Galaktischen Imperium seinen Respekt zu zollen.</text:p>
      <text:p text:style-name="Standard">Tests sind erfolgreich. Teamarbeit hat sich nach einer kurzen Flaute in Iteration stätig gesteigert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rid Abdelgaffar</meta:initial-creator>
    <dc:creator>Farid Abdelgaffar</dc:creator>
    <meta:creation-date>2018-02-03T13:57:00Z</meta:creation-date>
    <dc:date>2018-02-03T13:57:00Z</dc:date>
    <meta:template xlink:href="Normal" xlink:type="simple"/>
    <meta:editing-cycles>2</meta:editing-cycles>
    <meta:editing-duration>PT0S</meta:editing-duration>
    <meta:document-statistic meta:page-count="1" meta:paragraph-count="1" meta:word-count="40" meta:character-count="296" meta:row-count="2" meta:non-whitespace-character-count="257"/>
  </office:meta>
</office:document-meta>
</file>